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93cm"/>
    </style:style>
    <style:style style:name="gr3" style:family="graphic" style:parent-style-name="standard">
      <style:graphic-properties draw:stroke="none" draw:fill="none" fo:min-height="13.932cm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DejaVu Sans Mono" fo:font-size="14pt" style:font-size-asian="18pt" style:font-size-complex="18pt"/>
    </style:style>
    <style:style style:name="P3" style:family="paragraph">
      <loext:graphic-properties draw:fill="none"/>
      <style:text-properties style:font-name="DejaVu Sans Mono" fo:font-size="14pt" style:font-size-asian="18pt" style:font-size-complex="18pt"/>
    </style:style>
    <style:style style:name="T1" style:family="text">
      <style:text-properties fo:font-size="4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Klimadatenformate am IBK</text:span></text:p>
            <text:p>Dateiformatdefinition und Konventionen zur Interpretation der Dat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ssda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fassung: was bedeutet ein Messwert?</text:p>
                <text:list>
                  <text:list-item>
                    <text:p>Momentwert (Temperaturen, RH)</text:p>
                  </text:list-item>
                  <text:list-item>
                    <text:p>zeitlicher Mittelwert (Strahlungsintensität, Regen,<text:line-break/>Wärmemengen, Volumenströme) rückwirkend für letztes Messinterval</text:p>
                  </text:list-item>
                </text:list>
              </text:list-item>
              <text:list-item>
                <text:p>Datenlogger:</text:p>
                <text:list>
                  <text:list-item>
                    <text:p>liefert Mittelwerte nur rückwirkend, bei stündlichen Daten also z.B. Mittelwert über letzte Stunde</text:p>
                  </text:list-item>
                </text:list>
              </text:list-item>
              <text:list-item>
                <text:p>Zeitstempel: Sommer/Winterzei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rstellung Klimada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s Datenanalyse nach Messende mit globalem Zugriff:</text:p>
                <text:list>
                  <text:list-item>
                    <text:p>erlaubt „wahre“ Mittlung der Daten (zentriert um Zeitpunkt), Ist das bereits Stand-der-Technik (AMR-WinControl)? Wie entstehen TRY/epw/TM2 Daten? (Stationsdokumentation sichten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CD Format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>ccd format</text:p>
                <text:list>
                  <text:list-item>
                    <text:p>derzeit Zeitreihen mit Header (Klimatyp und Einheit)</text:p>
                  </text:list-item>
                  <text:list-item>
                    <text:p>zusätzliche Metadaten? In gleicher Datei oder separat? Optional (in # Kommentar) oder verpflichtend? Default-Werte zum Erhalt der Rückwärtskompatibilität?</text:p>
                  </text:list-item>
                  <text:list-item>
                    <text:p>Definition von zyklischen Daten? Anderes Dateiformat/Extension?</text:p>
                  </text:list-item>
                  <text:list-item>
                    <text:p>nicht-zyklische Daten: Metadaten zur Angabe der Existenz von Schaltjahre, Angabe Startjahr?</text:p>
                  </text:list-item>
                  <text:list-item>
                    <text:p>komprimiertes Format: wenn mehr als 2 Zeitpunkte mit gleichem Zahlenwert aufeinander folgen, werden alle bis auf ersten und letzten Wert auslass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CD Format</text:p>
          </draw:text-box>
        </draw:frame>
        <draw:frame draw:style-name="gr2" draw:text-style-name="P3" draw:layer="layout" svg:width="12.025cm" svg:height="12.043cm" svg:x="1.375cm" svg:y="4.546cm">
          <draw:text-box>
            <text:p text:style-name="P2"># Converted climate file</text:p>
            <text:p text:style-name="P2"># Potsdam</text:p>
            <text:p text:style-name="P2"/>
            <text:p text:style-name="P2">TEMPER <text:s text:c="2"/>C</text:p>
            <text:p text:style-name="P2"/>
            <text:p text:style-name="P2">0 1:00:00 -2.6</text:p>
            <text:p text:style-name="P2">0 2:00:00 -3.9</text:p>
            <text:p text:style-name="P2">0 3:00:00 -4.6</text:p>
            <text:p text:style-name="P2">0 4:00:00 -3.9</text:p>
            <text:p text:style-name="P2">0 5:00:00 -3.3</text:p>
            <text:p text:style-name="P2">0 6:00:00 -2.9</text:p>
            <text:p text:style-name="P2">0 7:00:00 -2</text:p>
            <text:p text:style-name="P2">0 8:00:00 -1.5</text:p>
            <text:p text:style-name="P2">0 9:00:00 -1.2</text:p>
            <text:p text:style-name="P2">0 10:00:00 -0.6</text:p>
            <text:p text:style-name="P2">...</text:p>
            <text:p text:style-name="P2">364 23:00:00 0.7</text:p>
            <text:p text:style-name="P2">364 24:00:00 -0.8</text:p>
            <text:p text:style-name="P2"/>
          </draw:text-box>
        </draw:frame>
        <draw:frame draw:style-name="gr3" draw:text-style-name="P3" draw:layer="layout" svg:width="9.252cm" svg:height="14.182cm" svg:x="14.8cm" svg:y="4.8cm">
          <draw:text-box>
            <text:p text:style-name="P2"># Climate Data file<text:tab/><text:tab/></text:p>
            <text:p text:style-name="P2"># outside temperatures<text:tab/><text:tab/></text:p>
            <text:p text:style-name="P2">#<text:tab/><text:tab/></text:p>
            <text:p text:style-name="P2">TEMPER C</text:p>
            <text:p text:style-name="P2"><text:tab/><text:tab/></text:p>
            <text:p text:style-name="P2">0<text:tab/>0:00:00<text:tab/>0</text:p>
            <text:p text:style-name="P2">0<text:tab/>1:00:00<text:tab/>0</text:p>
            <text:p text:style-name="P2">0<text:tab/>2:00:00<text:tab/>0</text:p>
            <text:p text:style-name="P2">0<text:tab/>3:00:00<text:tab/>0</text:p>
            <text:p text:style-name="P2">0<text:tab/>4:00:00<text:tab/>0</text:p>
            <text:p text:style-name="P2">0<text:tab/>5:00:00<text:tab/>0</text:p>
            <text:p text:style-name="P2">...</text:p>
            <text:p text:style-name="P2">0<text:tab/>16:00:00<text:tab/>0.1456</text:p>
            <text:p text:style-name="P2">0<text:tab/>17:00:00<text:tab/>0.2464</text:p>
            <text:p text:style-name="P2">0<text:tab/>18:00:00<text:tab/>0.2464</text:p>
            <text:p text:style-name="P2">0<text:tab/>19:00:00<text:tab/>0</text:p>
            <text:p text:style-name="P2">0<text:tab/>20:00:00<text:tab/>0.0448</text:p>
            <text:p text:style-name="P2">0<text:tab/>21:00:00<text:tab/>0</text:p>
            <text:p text:style-name="P2">0<text:tab/>22:00:00<text:tab/>0</text:p>
            <text:p text:style-name="P2">0<text:tab/>23:00:00<text:tab/>0</text:p>
            <text:p text:style-name="P2">1<text:tab/>0:00:00<text:tab/>0</text:p>
            <text:p text:style-name="P2">1<text:tab/>1:00:00<text:tab/>0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6b Form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sschließlich zyklische jährliche Daten</text:p>
              </text:list-item>
              <text:list-item>
                <text:p>Klimakomponenten fest vorgegeben (Einheiten fest definiert, keine SI-Basiseinheiten)</text:p>
              </text:list-item>
              <text:list-item>
                <text:p>Verwendet direkte Normalstrahlung</text:p>
              </text:list-item>
              <text:list-item>
                <text:p>beginnt mit dem 01.01.2007 01:00:00, d.h. Wert am Ende der ersten Stunde (konform mit epw-Datendateien)</text:p>
              </text:list-item>
              <text:list-item>
                <text:p>interpoliert in der ersten Stunde zwischen letztem Wert (01.01.2008 00:00:00 oder in epw-Notation 31.12.2007 24:00: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2:09:49.852366199</meta:creation-date>
    <meta:generator>LibreOffice/5.1.4.2$Linux_X86_64 LibreOffice_project/10m0$Build-2</meta:generator>
    <dc:date>2016-12-05T14:05:16.559651935</dc:date>
    <meta:editing-duration>PT53M36S</meta:editing-duration>
    <meta:editing-cycles>9</meta:editing-cycles>
    <meta:document-statistic meta:object-count="45"/>
  </office:meta>
</office:document-meta>
</file>